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Euclid Circular A" svg:font-family="'Euclid Circular 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list-style-name="L1">
      <style:text-properties officeooo:rsid="000172ce" officeooo:paragraph-rsid="000172ce"/>
    </style:style>
    <style:style style:name="P2" style:family="paragraph" style:parent-style-name="Standard" style:list-style-name="L1">
      <style:text-properties officeooo:paragraph-rsid="000172ce"/>
    </style:style>
    <style:style style:name="P3" style:family="paragraph" style:parent-style-name="Standard" style:list-style-name="L1">
      <style:text-properties officeooo:rsid="000333ce" officeooo:paragraph-rsid="000333ce"/>
    </style:style>
    <style:style style:name="T1" style:family="text">
      <style:text-properties style:font-name="Euclid Circular A"/>
    </style:style>
    <style:style style:name="T2" style:family="text">
      <style:text-properties style:font-name="Euclid Circular A" officeooo:rsid="000172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8559126" text:style-name="L1">
        <text:list-item>
          <text:p text:style-name="P2"><text:span text:style-name="T2">1. When i went trough bomby shirt and see the the way they have been storing the data in pecarioxpo is really not completly automated and the cost is really hight in this term</text:span></text:p>
        </text:list-item>
        <text:list-item>
          <text:p text:style-name="P1"><text:span text:style-name="T1">When I had call with picario I have seen that buiness manually uploading images for the user for product cutomization and the price was really high. </text:span></text:p>
        </text:list-item>
        <text:list-item>
          <text:p text:style-name="P1"><text:span text:style-name="T1">I am doing more reach on this will make a call with another buiness regaring this and check how its working on it</text:span></text:p>
        </text:list-item>
        <text:list-item>
          <text:p text:style-name="P1"><text:span text:style-name="T1">We wants to add customer communication channel as well throug the audio video and chat system. Which definately could be the plus point for the business from Customer journey to sales and after sales service as well. Because this is on of main point of business where they care about the customer and not being perferct in the service but having effective and swift communcation with the customer can drive more growth. The word is competative small point can make custome turn off.</text:span></text:p>
        </text:list-item>
        <text:list-item>
          <text:p text:style-name="P3"><text:span text:style-name="T1">First sell and then make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Euclid Circular A" svg:font-family="'Euclid Circular 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27T18:19:10.650346165</meta:creation-date>
    <meta:generator>LibreOffice/7.0.3.1$MacOSX_X86_64 LibreOffice_project/d7547858d014d4cf69878db179d326fc3483e082</meta:generator>
    <dc:date>2022-11-27T19:28:56.145254394</dc:date>
    <meta:editing-duration>PT59M30S</meta:editing-duration>
    <meta:editing-cycles>2</meta:editing-cycles>
    <meta:document-statistic meta:table-count="0" meta:image-count="0" meta:object-count="0" meta:page-count="1" meta:paragraph-count="5" meta:word-count="176" meta:character-count="949" meta:non-whitespace-character-count="781"/>
  </office:meta>
</office:document-meta>
</file>